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5" style:family="table-cell" style:parent-style-name="Excel_20_Built-in_20_Normal" style:data-style-name="N80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 style:data-style-name="N8000"/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1" style:family="table-cell" style:parent-style-name="Excel_20_Built-in_20_Normal" style:data-style-name="N81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8100"/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Right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2 - Far SC X3</text:p>
          </table:table-cell>
          <table:table-cell table:style-name="ce9" office:value-type="string">
            <text:p>8 - SC - Far SW</text:p>
          </table:table-cell>
          <table:table-cell table:style-name="ce9" office:value-type="string">
            <text:p>11 - SW X2</text:p>
          </table:table-cell>
          <table:table-cell table:style-name="ce15" office:value-type="string">
            <text:p>15 - SC - SW -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 - Far SC - Far SW - Far SC</text:p>
          </table:table-cell>
          <table:table-cell table:style-name="ce9" office:value-type="string">
            <text:p>7 - SC X3</text:p>
          </table:table-cell>
          <table:table-cell table:style-name="ce9" office:value-type="string">
            <text:p>14 - Far SC X3</text:p>
          </table:table-cell>
          <table:table-cell table:style-name="ce15" office:value-type="string">
            <text:p>16 -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0 - Far SC - Far SW X2</text:p>
          </table:table-cell>
          <table:table-cell table:style-name="ce9" office:value-type="string">
            <text:p>9 - SC X2 - Far SW</text:p>
          </table:table-cell>
          <table:table-cell table:style-name="ce9" office:value-type="string">
            <text:p>12 - SW - Far SC</text:p>
          </table:table-cell>
          <table:table-cell table:style-name="ce15" office:value-type="string">
            <text:p>44 - SC End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9" office:value-type="string">
            <text:p>41 - SC End</text:p>
          </table:table-cell>
          <table:table-cell table:style-name="ce9" office:value-type="string">
            <text:p>5 - Drive FWD</text:p>
          </table:table-cell>
          <table:table-cell table:style-name="ce15" office:value-type="string">
            <text:p>45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9" office:value-type="string">
            <text:p>42 - SC End - Far SW</text:p>
          </table:table-cell>
          <table:table-cell table:style-name="ce9"/>
          <table:table-cell table:style-name="ce15" office:value-type="string">
            <text:p>46 - SW - SC End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9" office:value-type="string">
            <text:p>43 - SC End X2</text:p>
          </table:table-cell>
          <table:table-cell table:style-name="ce9"/>
          <table:table-cell table:style-name="ce15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10" office:value-type="string">
            <text:p>5 - Drive FWD</text:p>
          </table:table-cell>
          <table:table-cell table:style-name="ce10"/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9 do we need 8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8 vs 4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7 vs 4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12 be SW - Far SC X2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Middle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4 - SW</text:p>
          </table:table-cell>
          <table:table-cell table:style-name="ce9" office:value-type="string">
            <text:p>34 - SW</text:p>
          </table:table-cell>
          <table:table-cell table:style-name="ce9" office:value-type="string">
            <text:p>37 - SW</text:p>
          </table:table-cell>
          <table:table-cell table:style-name="ce15" office:value-type="string">
            <text:p>37 - SW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5 - SW X2</text:p>
          </table:table-cell>
          <table:table-cell table:style-name="ce9" office:value-type="string">
            <text:p>35 - SW X2</text:p>
          </table:table-cell>
          <table:table-cell table:style-name="ce9" office:value-type="string">
            <text:p>38 - SW X2</text:p>
          </table:table-cell>
          <table:table-cell table:style-name="ce15" office:value-type="string">
            <text:p>38 -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6 - SW - EX</text:p>
          </table:table-cell>
          <table:table-cell table:style-name="ce9" office:value-type="string">
            <text:p>36 - SW - EX</text:p>
          </table:table-cell>
          <table:table-cell table:style-name="ce9" office:value-type="string">
            <text:p>39 - SW - EX</text:p>
          </table:table-cell>
          <table:table-cell table:style-name="ce15" office:value-type="string">
            <text:p>39 - SW - EX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47 - Drive FWD</text:p>
          </table:table-cell>
          <table:table-cell table:number-columns-repeated="2" table:style-name="ce10" office:value-type="string">
            <text:p>47 - Drive FWD</text:p>
          </table:table-cell>
          <table:table-cell table:style-name="ce16" office:value-type="string">
            <text:p>47 - Drive FW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35, do we need 3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we have 38, do we need 37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Left</text:p>
          </table:table-cell>
          <table:covered-table-cell table:number-columns-repeated="2" table:style-name="ce7"/>
          <table:covered-table-cell table:style-name="ce13"/>
          <table:table-cell table:number-columns-repeated="1019"/>
        </table:table-row>
        <table:table-row table:style-name="ro3">
          <table:table-cell/>
          <table:table-cell table:style-name="ce2" office:value-type="string">
            <text:p>LL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RL</text:p>
          </table:table-cell>
          <table:table-cell table:style-name="ce14" office:value-type="string">
            <text:p>R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1 - SC - SW - SC</text:p>
          </table:table-cell>
          <table:table-cell table:style-name="ce9" office:value-type="string">
            <text:p>27 - SW X2</text:p>
          </table:table-cell>
          <table:table-cell table:style-name="ce9" office:value-type="string">
            <text:p>24 - SC - Far SW</text:p>
          </table:table-cell>
          <table:table-cell table:style-name="ce15" office:value-type="string">
            <text:p>19 - Far SC X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2 - SC X3</text:p>
          </table:table-cell>
          <table:table-cell table:style-name="ce9" office:value-type="string">
            <text:p>30 - Far SC X3</text:p>
          </table:table-cell>
          <table:table-cell table:style-name="ce9" office:value-type="string">
            <text:p>23 - SC X3</text:p>
          </table:table-cell>
          <table:table-cell table:style-name="ce15" office:value-type="string">
            <text:p>20 - Far SC - Far SW - Far SC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8 - SC End X2</text:p>
          </table:table-cell>
          <table:table-cell table:style-name="ce9" office:value-type="string">
            <text:p>28 - SW - Far SC</text:p>
          </table:table-cell>
          <table:table-cell table:style-name="ce9" office:value-type="string">
            <text:p>25 - SC X2 - Far SW</text:p>
          </table:table-cell>
          <table:table-cell table:style-name="ce15" office:value-type="string">
            <text:p>54 - Far SC - Far SW X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49 - SC End</text:p>
          </table:table-cell>
          <table:table-cell table:style-name="ce9" office:value-type="string">
            <text:p>5 - Drive FWD</text:p>
          </table:table-cell>
          <table:table-cell table:style-name="ce9" office:value-type="string">
            <text:p>51 - SC End</text:p>
          </table:table-cell>
          <table:table-cell table:style-name="ce15" office:value-type="string">
            <text:p>5 - Drive FW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0 - SW - SC End</text:p>
          </table:table-cell>
          <table:table-cell table:style-name="ce9"/>
          <table:table-cell table:style-name="ce9" office:value-type="string">
            <text:p>52 - SC End - Far SW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3" office:value-type="string">
            <text:p>5 - Drive FWD</text:p>
          </table:table-cell>
          <table:table-cell table:style-name="ce9"/>
          <table:table-cell table:style-name="ce9" office:value-type="string">
            <text:p>53 - SC End X2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4"/>
          <table:table-cell table:style-name="ce10"/>
          <table:table-cell table:style-name="ce10" office:value-type="string">
            <text:p>5 - Drive FWD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f we have 25 do we need 24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4 vs 5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pare 23 vs 5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28 be SW - Far SC X2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2">
            <text:p>2</text:p>
          </table:table-cell>
          <table:table-cell table:style-name="ce11" office:value-type="string">
            <text:p>Far SC X3</text:p>
          </table:table-cell>
          <table:table-cell office:value-type="string">
            <text:p>RightPut3Lef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3">
            <text:p>3</text:p>
          </table:table-cell>
          <table:table-cell table:style-name="ce11" office:value-type="string">
            <text:p>Far SC-Far SW-Far SC</text:p>
          </table:table-cell>
          <table:table-cell office:value-type="string">
            <text:p>RightPut2LeftScale1LeftSwitch</text:p>
          </table:table-cell>
          <table:table-cell table:number-columns-repeated="1020"/>
        </table:table-row>
        <table:table-row table:style-name="ro4">
          <table:table-cell office:value-type="string">
            <text:p>R</text:p>
          </table:table-cell>
          <table:table-cell table:style-name="ce5" office:value-type="float" office:value="5">
            <text:p>5</text:p>
          </table:table-cell>
          <table:table-cell table:style-name="ce11" office:value-type="string">
            <text:p>Drive Forward</text:p>
          </table:table-cell>
          <table:table-cell office:value-type="string">
            <text:p>RightDriveForwar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7">
            <text:p>7</text:p>
          </table:table-cell>
          <table:table-cell table:style-name="ce11" office:value-type="string">
            <text:p>SC x3</text:p>
          </table:table-cell>
          <table:table-cell office:value-type="string">
            <text:p>RightPut3Righ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8">
            <text:p>8</text:p>
          </table:table-cell>
          <table:table-cell table:style-name="ce11" office:value-type="string">
            <text:p>SC-Far SW</text:p>
          </table:table-cell>
          <table:table-cell office:value-type="string">
            <text:p>RightPut1RightScale1LeftSwitch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9">
            <text:p>9</text:p>
          </table:table-cell>
          <table:table-cell table:style-name="ce11" office:value-type="string">
            <text:p>SC x2-Far SW</text:p>
          </table:table-cell>
          <table:table-cell office:value-type="string">
            <text:p>RightPut2RightScale1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1">
            <text:p>11</text:p>
          </table:table-cell>
          <table:table-cell table:style-name="ce11" office:value-type="string">
            <text:p>SW x2</text:p>
          </table:table-cell>
          <table:table-cell office:value-type="string">
            <text:p>RightPut1RightSwitchEnd1Righ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2">
            <text:p>12</text:p>
          </table:table-cell>
          <table:table-cell table:style-name="ce11" office:value-type="string">
            <text:p>SW- Far SC</text:p>
          </table:table-cell>
          <table:table-cell office:value-type="string">
            <text:p>RightPut1RightSwitchEnd1LeftScal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15">
            <text:p>15</text:p>
          </table:table-cell>
          <table:table-cell table:style-name="ce11" office:value-type="string">
            <text:p>SC - SW - SC</text:p>
          </table:table-cell>
          <table:table-cell office:value-type="string">
            <text:p>RightPut2Righ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19">
            <text:p>19</text:p>
          </table:table-cell>
          <table:table-cell table:style-name="ce11" office:value-type="string">
            <text:p>Far SC X3</text:p>
          </table:table-cell>
          <table:table-cell office:value-type="string">
            <text:p>LeftPut3Righ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0">
            <text:p>20</text:p>
          </table:table-cell>
          <table:table-cell table:style-name="ce11" office:value-type="string">
            <text:p>Far SC - Far SW - Far SC</text:p>
          </table:table-cell>
          <table:table-cell office:value-type="string">
            <text:p>LeftPut2Righ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3">
            <text:p>23</text:p>
          </table:table-cell>
          <table:table-cell table:style-name="ce11" office:value-type="string">
            <text:p>SC x3</text:p>
          </table:table-cell>
          <table:table-cell office:value-type="string">
            <text:p>LeftPut3Lef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4">
            <text:p>24</text:p>
          </table:table-cell>
          <table:table-cell table:style-name="ce11" office:value-type="string">
            <text:p>SC - Far SW</text:p>
          </table:table-cell>
          <table:table-cell office:value-type="string">
            <text:p>LeftPut1LeftScale1RightSwitch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5">
            <text:p>25</text:p>
          </table:table-cell>
          <table:table-cell table:style-name="ce11" office:value-type="string">
            <text:p>SC X2 - Far SW</text:p>
          </table:table-cell>
          <table:table-cell office:value-type="string">
            <text:p>LeftPut2LeftScale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7">
            <text:p>27</text:p>
          </table:table-cell>
          <table:table-cell table:style-name="ce11" office:value-type="string">
            <text:p>SW x2</text:p>
          </table:table-cell>
          <table:table-cell office:value-type="string">
            <text:p>LeftPut1LeftSwitchEnd1Lef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28">
            <text:p>28</text:p>
          </table:table-cell>
          <table:table-cell table:style-name="ce11" office:value-type="string">
            <text:p>SW - Far SC</text:p>
          </table:table-cell>
          <table:table-cell office:value-type="string">
            <text:p>LeftPut1LeftSwitchEnd1RightScale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31">
            <text:p>31</text:p>
          </table:table-cell>
          <table:table-cell table:style-name="ce11" office:value-type="string">
            <text:p>SC - SW - SC</text:p>
          </table:table-cell>
          <table:table-cell office:value-type="string">
            <text:p>LeftPut2LeftScale1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4">
            <text:p>34</text:p>
          </table:table-cell>
          <table:table-cell table:style-name="ce11" office:value-type="string">
            <text:p>SW</text:p>
          </table:table-cell>
          <table:table-cell office:value-type="string">
            <text:p>MiddlePut1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5">
            <text:p>35</text:p>
          </table:table-cell>
          <table:table-cell table:style-name="ce11" office:value-type="string">
            <text:p>SW x2</text:p>
          </table:table-cell>
          <table:table-cell office:value-type="string">
            <text:p>MiddlePut2Lef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6">
            <text:p>36</text:p>
          </table:table-cell>
          <table:table-cell table:style-name="ce11" office:value-type="string">
            <text:p>SW - EX</text:p>
          </table:table-cell>
          <table:table-cell office:value-type="string">
            <text:p>MiddlePut1LeftSwitch1Exchange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7">
            <text:p>37</text:p>
          </table:table-cell>
          <table:table-cell table:style-name="ce11" office:value-type="string">
            <text:p>SW</text:p>
          </table:table-cell>
          <table:table-cell office:value-type="string">
            <text:p>MiddlePut1Righ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8">
            <text:p>38</text:p>
          </table:table-cell>
          <table:table-cell table:style-name="ce11" office:value-type="string">
            <text:p>SW x2</text:p>
          </table:table-cell>
          <table:table-cell office:value-type="string">
            <text:p>MiddlePut2RightSwitch</text:p>
          </table:table-cell>
          <table:table-cell table:number-columns-repeated="1020"/>
        </table:table-row>
        <table:table-row table:style-name="ro1">
          <table:table-cell office:value-type="string">
            <text:p>M</text:p>
          </table:table-cell>
          <table:table-cell table:style-name="ce5" office:value-type="float" office:value="39">
            <text:p>39</text:p>
          </table:table-cell>
          <table:table-cell table:style-name="ce11" office:value-type="string">
            <text:p>SW - EX</text:p>
          </table:table-cell>
          <table:table-cell office:value-type="string">
            <text:p>MiddlePut1RightSwitch1Exchange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0">
            <text:p>40</text:p>
          </table:table-cell>
          <table:table-cell table:style-name="ce11" office:value-type="string">
            <text:p>Far SC-Far SW x2</text:p>
          </table:table-cell>
          <table:table-cell office:value-type="string">
            <text:p>RightPut1LeftScale2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1">
            <text:p>41</text:p>
          </table:table-cell>
          <table:table-cell table:style-name="ce11" office:value-type="string">
            <text:p>SC End</text:p>
          </table:table-cell>
          <table:table-cell office:value-type="string">
            <text:p>RightPut1RightScale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2">
            <text:p>42</text:p>
          </table:table-cell>
          <table:table-cell table:style-name="ce11" office:value-type="string">
            <text:p>SC End-Far SW</text:p>
          </table:table-cell>
          <table:table-cell office:value-type="string">
            <text:p>RightPut1RightScaleEnd1LeftSwitch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3">
            <text:p>43</text:p>
          </table:table-cell>
          <table:table-cell table:style-name="ce11" office:value-type="string">
            <text:p>SC End x2</text:p>
          </table:table-cell>
          <table:table-cell office:value-type="string">
            <text:p>RightPut2RightScaleEnd</text:p>
          </table:table-cell>
          <table:table-cell table:number-columns-repeated="1020"/>
        </table:table-row>
        <table:table-row table:style-name="ro1">
          <table:table-cell office:value-type="string">
            <text:p>R</text:p>
          </table:table-cell>
          <table:table-cell table:style-name="ce5" office:value-type="float" office:value="46">
            <text:p>46</text:p>
          </table:table-cell>
          <table:table-cell table:style-name="ce11" office:value-type="string">
            <text:p>SW - SC End</text:p>
          </table:table-cell>
          <table:table-cell office:value-type="string">
            <text:p>RightPut1RightSwitchEnd1RightScaleEnd</text:p>
          </table:table-cell>
          <table:table-cell table:number-columns-repeated="1020"/>
        </table:table-row>
        <table:table-row table:style-name="ro4">
          <table:table-cell office:value-type="string">
            <text:p>M</text:p>
          </table:table-cell>
          <table:table-cell table:style-name="ce5" office:value-type="float" office:value="47">
            <text:p>47</text:p>
          </table:table-cell>
          <table:table-cell table:style-name="ce11" office:value-type="string">
            <text:p>Drive FWD</text:p>
          </table:table-cell>
          <table:table-cell office:value-type="string">
            <text:p>MiddleDriveForwar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48">
            <text:p>48</text:p>
          </table:table-cell>
          <table:table-cell table:style-name="ce11" office:value-type="string">
            <text:p>SC End x2</text:p>
          </table:table-cell>
          <table:table-cell office:value-type="string">
            <text:p>LeftPut2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49">
            <text:p>49</text:p>
          </table:table-cell>
          <table:table-cell table:style-name="ce11" office:value-type="string">
            <text:p>SC End</text:p>
          </table:table-cell>
          <table:table-cell office:value-type="string">
            <text:p>LeftPut1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0">
            <text:p>50</text:p>
          </table:table-cell>
          <table:table-cell table:style-name="ce11" office:value-type="string">
            <text:p>SW - SC End</text:p>
          </table:table-cell>
          <table:table-cell office:value-type="string">
            <text:p>LeftPut1LeftSwitchEnd1LeftScaleEnd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2">
            <text:p>52</text:p>
          </table:table-cell>
          <table:table-cell table:style-name="ce11" office:value-type="string">
            <text:p>SC End - Far SW</text:p>
          </table:table-cell>
          <table:table-cell office:value-type="string">
            <text:p>LeftPut1LeftScaleEnd1RightSwitch</text:p>
          </table:table-cell>
          <table:table-cell table:number-columns-repeated="1020"/>
        </table:table-row>
        <table:table-row table:style-name="ro1">
          <table:table-cell office:value-type="string">
            <text:p>L</text:p>
          </table:table-cell>
          <table:table-cell table:style-name="ce5" office:value-type="float" office:value="54">
            <text:p>54</text:p>
          </table:table-cell>
          <table:table-cell table:style-name="ce11" office:value-type="string">
            <text:p>Far SC - Far SW X2</text:p>
          </table:table-cell>
          <table:table-cell office:value-type="string">
            <text:p>LeftPut1RightScale2RightSwitch</text:p>
          </table:table-cell>
          <table:table-cell table:number-columns-repeated="1020"/>
        </table:table-row>
        <table:table-row table:style-name="ro4">
          <table:table-cell office:value-type="string">
            <text:p>L</text:p>
          </table:table-cell>
          <table:table-cell table:style-name="ce6" office:value-type="float" office:value="55">
            <text:p>55</text:p>
          </table:table-cell>
          <table:table-cell table:style-name="ce12" office:value-type="string">
            <text:p>Drive Forward</text:p>
          </table:table-cell>
          <table:table-cell office:value-type="string">
            <text:p>LeftDriveForward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3/18/2018</text:date>, <text:time>17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3-18T17:03:54.50</dc:date>
    <dc:creator>Daniel Buckley</dc:creator>
    <meta:editing-duration>P1DT19H30M39S</meta:editing-duration>
    <meta:editing-cycles>3</meta:editing-cycles>
    <meta:document-statistic meta:table-count="1" meta:cell-count="223" meta:object-count="0"/>
  </office:meta>
</office:document-meta>
</file>